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2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518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Word</text:p>
          </table:table-cell>
          <table:table-cell table:style-name="ce1" office:value-type="string">
            <text:p>Correction</text:p>
          </table:table-cell>
          <table:table-cell table:style-name="ce1" office:value-type="string">
            <text:p>Similar Words</text:p>
          </table:table-cell>
          <table:table-cell table:style-name="ce1" office:value-type="string">
            <text:p>Occurrences</text:p>
          </table:table-cell>
          <table:table-cell table:style-name="ce1" office:value-type="string">
            <text:p>Sources</text:p>
          </table:table-cell>
          <table:table-cell table:style-name="ce1" office:value-type="string">
            <text:p>Converted 1</text:p>
          </table:table-cell>
          <table:table-cell table:style-name="ce1" office:value-type="string">
            <text:p>Converted 2</text:p>
          </table:table-cell>
          <table:table-cell table:style-name="ce1" office:value-type="string">
            <text:p>Correct?</text:p>
          </table:table-cell>
        </table:table-row>
        <table:table-row table:style-name="ro1">
          <table:table-cell office:value-type="string">
            <text:p><text:s text:c="3"/>Jude</text:p>
          </table:table-cell>
          <table:table-cell office:value-type="string">
            <text:p>JU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<text:s text:c="3"/>Mark</text:p>
          </table:table-cell>
          <table:table-cell office:value-type="string">
            <text:p>Mark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<text:s text:c="3"/>Matthew</text:p>
          </table:table-cell>
          <table:table-cell office:value-type="string">
            <text:p>Matthew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<text:s text:c="3"/>NOTE</text:p>
          </table:table-cell>
          <table:table-cell office:value-type="string">
            <text:p>NOT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<text:s text:c="3"/>Philippians</text:p>
          </table:table-cell>
          <table:table-cell office:value-type="string">
            <text:p>Philippian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<text:s text:c="3"/>Proverbs</text:p>
          </table:table-cell>
          <table:table-cell office:value-type="string">
            <text:p>Proverb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<text:s text:c="3"/>Psalms</text:p>
          </table:table-cell>
          <table:table-cell office:value-type="string">
            <text:p>Psalm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<text:s text:c="3"/>Romans</text:p>
          </table:table-cell>
          <table:table-cell office:value-type="string">
            <text:p>Roman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<text:s text:c="3"/>Thee</text:p>
          </table:table-cell>
          <table:table-cell office:value-type="string">
            <text:p>The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<text:s text:c="3"/>answe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ask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breath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consecr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convey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deat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delivera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eart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enlargeme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firm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heav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hungry.'^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la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lif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liv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magnifi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neede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perfec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pray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repres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sonship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speedi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su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to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u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want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wa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worshipper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3"/>worshippers</text:p>
          </table:table-cell>
          <table:table-cell table:number-columns-repeated="7"/>
        </table:table-row>
        <table:table-row table:style-name="ro1">
          <table:table-cell office:value-type="string">
            <text:p><text:s text:c="3"/>you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<text:s text:c="2"/>B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1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1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1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1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1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1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1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1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1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2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2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2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2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24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25</text:p>
          </table:table-cell>
          <table:table-cell table:number-columns-repeated="2"/>
          <table:table-cell office:value-type="float" office:value="600">
            <text:p>60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26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2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5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9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ID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ID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RO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FTE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M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DRE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OIN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ar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b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id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id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imelec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ov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raham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ram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ep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ord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t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a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dr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voca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fter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fterward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gai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a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l-Comprehensi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l-Inclusiv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l-prevail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mighty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s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me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mi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mo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d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drew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sw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swerer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yth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ostl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k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t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ugu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uth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IE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IEV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LOO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V210.M8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asi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a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ar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cau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ck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for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ginn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ginning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hold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ing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iev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ie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ievers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iev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ov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thesd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twe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ibl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less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loo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lumhardt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d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er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e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ld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na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o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r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t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idegro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in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isto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oth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ut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CE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ICAGO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RI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ll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lled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lva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lvi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naa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s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ertaint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ap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ief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il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ildlik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ildre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ri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rist'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rist,--let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rist-lik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rist.'--I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ristendom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ristia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ristian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ristian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ristoph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r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ronicl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urch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urch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assic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assic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lleg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lossian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fort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entary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it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an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ar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lain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rehensiv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diti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queror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ciou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ecra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rinthians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uld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unsell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u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vena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e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eato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eator(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os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ur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anie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avi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a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aling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a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c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cemb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finit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stin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u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cip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cipl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vin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mai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st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wnwa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ur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well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IGHTEEN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IGHT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LEVEN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TERNAL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ac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di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ffectua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lij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t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ti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ph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phesian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pistle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qu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re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terna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ternity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thereal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thik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tind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urop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angelica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las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y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i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odu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TH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THFUL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THER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FTEENT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F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RS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URTEENTH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UR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IE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lur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thfu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thful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ll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th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ther'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ther--th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ther-hear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ther-lov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ther-nam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ther.^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ther;--w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therhood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therlik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therlin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ther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a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nall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nisher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rs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rst-begotten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leming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giv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unta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ank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iend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iend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iendshi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om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urth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EORG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LO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entil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eorg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ethseman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ho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if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ive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i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lorifi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lorif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lor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d'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d,'--the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d--i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d-devote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d-glorify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d."--A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d.'--JUD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d.--Thos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d;--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dhe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dlik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dliken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dwar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ac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an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ea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eat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ee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uid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uy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MSEL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THERT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lle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llowe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rmon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er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ken</text:p>
          </table:table-cell>
          <table:table-cell table:number-columns-repeated="2"/>
          <table:table-cell office:value-type="float" office:value="219">
            <text:p>2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v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venl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b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i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re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dd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gh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therto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l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li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liness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l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m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use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u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w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wbei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wever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uma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TITUTIO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f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asmuc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li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lud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lusi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d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dex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finit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tead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tituti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rced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rcessi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rcess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visibl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s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sai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shmae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sra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sraelit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srael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UD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ame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a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as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erusale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esu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ew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ew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ohan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oh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orda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oshua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udging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us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INGD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NOCK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NOWES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NOWLEDG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eep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ing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ingdo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C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SSO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F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K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TERAL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VING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RD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boure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mb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y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d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benabil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sso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v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vi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bra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f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st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ste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teratur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v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nd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rd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rd'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rd--a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rd.'--Isaiah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uk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D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R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UCH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ULLER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URRA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jes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jub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k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n'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n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rk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st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ster'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t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tthe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diato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eting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lchizede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ght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nistr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ss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d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reo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u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uc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ull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uller'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ultitude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urra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W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INTEEN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IN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T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THING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me'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me,--th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me.'--Joh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tu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zaret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zarit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ither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x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isbe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n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th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v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wher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UR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U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W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edie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ey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ject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ser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ctobe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ft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l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mnipotent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n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nly-begott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pen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r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rpha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ther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therwis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u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w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-LIFE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CIOUS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FAC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ESTHOO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V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ge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adi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d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ent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tie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tien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u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ul'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ars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ntecos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op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fect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fec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sever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s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son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te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hilippia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e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ea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ctical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ciou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se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est-K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esthoo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es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n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vate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mis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v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verb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ussia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sal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salm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ublic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ublishe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EI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V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eiv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eiving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oncile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deem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ferenc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joi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member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mo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presentati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is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vea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vel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c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gh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om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oma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oy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u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INT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RIPTURA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CON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CRE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E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VENTEENTH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VENTH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AL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XTEENTH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X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IRI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IL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RETY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crific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crific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maria</text:p>
          </table:table-cell>
          <table:table-cell table:number-columns-repeated="2"/>
          <table:table-cell office:value-type="float" office:value="362">
            <text:p>36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maritans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mu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nctify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ta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viou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viour'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y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hoo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otla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riptu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riptures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con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cre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ek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l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ptember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rm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rvi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al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ephe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o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ciet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dom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lem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lom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lomon'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m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n'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n.'--Joh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nship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rro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vereignty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eak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eedil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iri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irit'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irit-pow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irit.'--Saphiv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il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ang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ength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bjec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c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nda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ppe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re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rrend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yrophenicia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ACH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NTH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A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NG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RTEEN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RTIET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R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RTY-FIR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OU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ROUGH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RONT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US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ELF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ENTIET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EN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ENTY-EIGHT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ENTY-FIF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ENTY-FIRST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ENTY-FOURTH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ENTY-NIN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ENTY-SECO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ENTY-SEVENT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ENTY-SIXT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ENTY-THI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ak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akes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ach</text:p>
          </table:table-cell>
          <table:table-cell table:number-columns-repeated="7"/>
        </table:table-row>
        <table:table-row table:style-name="ro1">
          <table:table-cell office:value-type="string">
            <text:p>Teache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ignmou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stam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ML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a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e.'--P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i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refo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ss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ssalonian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n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n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ose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ou</text:p>
          </table:table-cell>
          <table:table-cell table:number-columns-repeated="2"/>
          <table:table-cell office:value-type="float" office:value="356">
            <text:p>35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oug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ough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ousand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ree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ree-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ri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r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rough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u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yself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i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imoth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it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-da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da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ai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ansvaa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in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oub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ue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us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ubingen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elv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T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S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belief</text:p>
          </table:table-cell>
          <table:table-cell table:number-columns-repeated="2"/>
          <table:table-cell office:value-type="float" office:value="444">
            <text:p>44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changeable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c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d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i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iversit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se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ti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t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eil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erily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in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LLINGT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A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ATSOE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E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O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OSOEV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L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LL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LLal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D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ll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ll-belove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a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atever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atsoev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en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ensoeve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e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ere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ich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il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o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osoe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y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l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ll;--f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l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th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th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thou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t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man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d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d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k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shi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shipper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ul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Y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YOU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Y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Ye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Y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Ye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You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Your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Zi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Zion'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id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ide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iding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ilit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l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negatio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od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ound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ou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o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roa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se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s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solut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solutely</text:p>
          </table:table-cell>
          <table:table-cell table:number-columns-repeated="2"/>
          <table:table-cell office:value-type="float" office:value="102">
            <text:p>10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sorb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strac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unda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undan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bundant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ep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eptabl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eptanc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ep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ept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ep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es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ommod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ompani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omplis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omplish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or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ordance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ordin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ou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umulat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umula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custom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knowledg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knowledg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quir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t,--surrende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ting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ti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tivit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t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tu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ctual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d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di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dition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dres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d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mired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mission</text:p>
          </table:table-cell>
          <table:table-cell table:number-columns-repeated="2"/>
          <table:table-cell office:value-type="float" office:value="632">
            <text:p>63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mit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mi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mit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op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op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oratio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o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or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vanc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vancem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vantag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versa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vi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vi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dvocac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ffai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ffai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ffec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ffectio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frai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ft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fterward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gai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gain--in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gains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ge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gen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g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g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gon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gre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gre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greement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i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id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i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im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im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ir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ik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i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l-absorb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l-prevail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l-sufficie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l-wise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lott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low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low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low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lows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luded</text:p>
          </table:table-cell>
          <table:table-cell table:number-columns-repeated="2"/>
          <table:table-cell office:value-type="float" office:value="98">
            <text:p>9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mon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mo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m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msgiv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one--th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ou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read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s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ta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thoug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togeth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ways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lways.'--Joh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m.'--Joh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mbi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mi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mids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mis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miss.'--Ja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mo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mou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alogous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d--a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d--notice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ew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g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gel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ger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guish</text:p>
          </table:table-cell>
          <table:table-cell table:number-columns-repeated="2"/>
          <table:table-cell office:value-type="float" office:value="182">
            <text:p>18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imate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imate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nounc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noyanc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oin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oint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omaly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other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other"(Ro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other's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s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swered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swerin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swer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ticipat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ticipation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xie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xiou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y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yth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nywher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ar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ost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ostl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are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arent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eal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eal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eal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ea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earanc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earanc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eared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ear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ear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etites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licabl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lic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li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li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ly</text:p>
          </table:table-cell>
          <table:table-cell table:number-columns-repeated="2"/>
          <table:table-cell office:value-type="float" office:value="282">
            <text:p>28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ly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oin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ointment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reciat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rehend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rehended</text:p>
          </table:table-cell>
          <table:table-cell table:number-columns-repeated="2"/>
          <table:table-cell office:value-type="float" office:value="2414">
            <text:p>24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rehensi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roac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roachin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ropria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ropriation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roval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ro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roved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pproves</text:p>
          </table:table-cell>
          <table:table-cell table:number-columns-repeated="2"/>
          <table:table-cell office:value-type="float" office:value="159">
            <text:p>15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re</text:p>
          </table:table-cell>
          <table:table-cell table:number-columns-repeated="2"/>
          <table:table-cell office:value-type="float" office:value="106">
            <text:p>10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re--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rgue</text:p>
          </table:table-cell>
          <table:table-cell table:number-columns-repeated="2"/>
          <table:table-cell office:value-type="float" office:value="74">
            <text:p>7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rgument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right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ris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ris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rithmetic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rmies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rm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roun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rrangement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r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rticl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cen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cend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cending</text:p>
          </table:table-cell>
          <table:table-cell table:number-columns-repeated="2"/>
          <table:table-cell office:value-type="float" office:value="121">
            <text:p>12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cend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cens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certain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certained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cribe</text:p>
          </table:table-cell>
          <table:table-cell table:number-columns-repeated="2"/>
          <table:table-cell office:value-type="float" office:value="753">
            <text:p>75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id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k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k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ke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k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k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pec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pec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ser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signed</text:p>
          </table:table-cell>
          <table:table-cell table:number-columns-repeated="2"/>
          <table:table-cell office:value-type="float" office:value="221">
            <text:p>22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simila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socia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suranc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su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su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sured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sur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stonishing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tmospher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ton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toneme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ttai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ttained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ttai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ttainmen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ttentio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ttrac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ttracti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ttractiveness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ugh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utho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uthor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vai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vaile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vaileth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vail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vail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veng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wait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wak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wak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waken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wake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wake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ware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wa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w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awful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ab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ack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ackslid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and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aptis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aptiz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aptiz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att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a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ar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arer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ar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ar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aring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ar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atitud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autifu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autifully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au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cam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cau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com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com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com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fo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ga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ga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ge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gga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gi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ginn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ginning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gins</text:p>
          </table:table-cell>
          <table:table-cell table:number-columns-repeated="2"/>
          <table:table-cell office:value-type="float" office:value="161">
            <text:p>16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gott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gu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hal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hin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hol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iev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iev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ie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iever's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ievers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iev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ievet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iev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ievingl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o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ong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ong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ov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lo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n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neath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nefit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nefi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nefits</text:p>
          </table:table-cell>
          <table:table-cell table:number-columns-repeated="2"/>
          <table:table-cell office:value-type="float" office:value="302">
            <text:p>30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seech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seech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set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sid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sough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s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stow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stow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stowing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stowmen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stow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tter</text:p>
          </table:table-cell>
          <table:table-cell table:number-columns-repeated="2"/>
          <table:table-cell office:value-type="float" office:value="465">
            <text:p>46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twe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ware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eyon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id</text:p>
          </table:table-cell>
          <table:table-cell table:number-columns-repeated="2"/>
          <table:table-cell office:value-type="float" office:value="672">
            <text:p>67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idding</text:p>
          </table:table-cell>
          <table:table-cell table:number-columns-repeated="2"/>
          <table:table-cell office:value-type="float" office:value="240">
            <text:p>24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id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in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ind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ir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lad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lam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lemis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l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less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lessedness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lessedness--it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less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lessing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lin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loo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lot</text:p>
          </table:table-cell>
          <table:table-cell table:number-columns-repeated="2"/>
          <table:table-cell office:value-type="float" office:value="150">
            <text:p>15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lus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dil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d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ld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ld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ld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o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oks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r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rne</text:p>
          </table:table-cell>
          <table:table-cell table:number-columns-repeated="2"/>
          <table:table-cell office:value-type="float" office:value="125">
            <text:p>12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rro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rrow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som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th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u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un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w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ow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anc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anches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e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ea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eakin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eath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eath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eath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eathe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eath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ethr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id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idegroo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ight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in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ing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ing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o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ok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oth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other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rough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uil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uilding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uilt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ullet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urd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urn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ur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urs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usi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u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u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b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ch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lculate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lculation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l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lled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ll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lls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l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lm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m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nnot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nst</text:p>
          </table:table-cell>
          <table:table-cell table:number-columns-repeated="2"/>
          <table:table-cell office:value-type="float" office:value="326">
            <text:p>32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pable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pacities</text:p>
          </table:table-cell>
          <table:table-cell table:number-columns-repeated="7"/>
        </table:table-row>
        <table:table-row table:style-name="ro1">
          <table:table-cell office:value-type="string">
            <text:p>capacity</text:p>
          </table:table-cell>
          <table:table-cell table:number-columns-repeated="7"/>
        </table:table-row>
        <table:table-row table:style-name="ro1">
          <table:table-cell office:value-type="string">
            <text:p>care</text:p>
          </table:table-cell>
          <table:table-cell table:number-columns-repeated="7"/>
        </table:table-row>
        <table:table-row table:style-name="ro1">
          <table:table-cell office:value-type="string">
            <text:p>cared</text:p>
          </table:table-cell>
          <table:table-cell table:number-columns-repeated="7"/>
        </table:table-row>
        <table:table-row table:style-name="ro1">
          <table:table-cell office:value-type="string">
            <text:p>carefully</text:p>
          </table:table-cell>
          <table:table-cell table:number-columns-repeated="7"/>
        </table:table-row>
        <table:table-row table:style-name="ro1">
          <table:table-cell office:value-type="string">
            <text:p>carel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r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rest</text:p>
          </table:table-cell>
          <table:table-cell table:number-columns-repeated="7"/>
        </table:table-row>
        <table:table-row table:style-name="ro1">
          <table:table-cell office:value-type="string">
            <text:p>carn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rrie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rrie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rry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rrying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se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st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tc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us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us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au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c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ea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eased</text:p>
          </table:table-cell>
          <table:table-cell table:number-columns-repeated="2"/>
          <table:table-cell office:value-type="float" office:value="767">
            <text:p>76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easing</text:p>
          </table:table-cell>
          <table:table-cell table:number-columns-repeated="2"/>
          <table:table-cell office:value-type="float" office:value="230">
            <text:p>23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elebrat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ens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entral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entr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entu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ertai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ertain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ertainty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ai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amb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ang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ange--man's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ang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annel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ap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apt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aract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arg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arm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eek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eerfully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i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ief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ild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ild's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ild-lif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ildlik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ildren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oose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oo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o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ose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hurc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irc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ircles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irculati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ircumstances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ivilis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aim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aime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aiming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aim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a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as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au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au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ean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ean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eanses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eansing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ea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earer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ear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ear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earnes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erk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ever</text:p>
          </table:table-cell>
          <table:table-cell table:number-columns-repeated="2"/>
          <table:table-cell office:value-type="float" office:value="171">
            <text:p>17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imb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ing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oak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o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os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osely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ose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os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os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ose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oset-pray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oset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os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oth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oth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othe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oth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umsi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lums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-operation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a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l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llec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bine</text:p>
          </table:table-cell>
          <table:table-cell table:number-columns-repeated="2"/>
          <table:table-cell office:value-type="float" office:value="636">
            <text:p>63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b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et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for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fortab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forted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ing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an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ande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andment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andment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and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enc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encem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ences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e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entari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iss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issioner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i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it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unicat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unica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unicat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unica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unica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un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munit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an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arative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ar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ar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ariso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assio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assionat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lain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lain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lem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le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let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lete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letenes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rehe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rehend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rehend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rehens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mprised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ceive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ceived</text:p>
          </table:table-cell>
          <table:table-cell table:number-columns-repeated="2"/>
          <table:table-cell office:value-type="float" office:value="2013">
            <text:p>20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cep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cern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cerneth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cerning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cern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cer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clud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clus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cret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dem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demnatio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desce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descend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descens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di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dition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duc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f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fess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fess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fide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fid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fident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fid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fi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fin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fir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firm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flic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formit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found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fus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gregati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gregation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nec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nec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qu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quer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quer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quers</text:p>
          </table:table-cell>
          <table:table-cell table:number-columns-repeated="2"/>
          <table:table-cell office:value-type="float" office:value="273">
            <text:p>27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quest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cie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ciou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cious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cious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ecrat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ecra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ecr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en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equenc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ider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ider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ide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is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ists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oling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ta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tantly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titut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titu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strain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tac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tai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tain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tain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tai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te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tinual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tinual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tinuati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tinu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tinu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tinu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tinu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tinu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tradictor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trary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trast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tro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ver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vers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vers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ver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verted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veyanc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vey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vic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vinc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vinc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nvince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rrec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rrespo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rrespondenc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rrespond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s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tempora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ul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unci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unse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unsel--ho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unsels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u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unt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untenanc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unterpar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unt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untl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unt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urag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ur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vena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over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a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eat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eat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e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eatur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eatur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edi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i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iterio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oss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own.--Th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own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ucified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ry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ultivat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ultivat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up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ur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urrent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urrent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urs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xi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cxvi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ai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al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an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angerous</text:p>
          </table:table-cell>
          <table:table-cell table:number-columns-repeated="2"/>
          <table:table-cell office:value-type="float" office:value="151">
            <text:p>15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a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ar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ar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arken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arkn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a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ay'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aybrea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ay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a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a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al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aling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al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a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arer</text:p>
          </table:table-cell>
          <table:table-cell table:number-columns-repeated="2"/>
          <table:table-cell office:value-type="float" office:value="1445">
            <text:p>144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ar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a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b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btor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b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ceiv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cid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cided</text:p>
          </table:table-cell>
          <table:table-cell table:number-columns-repeated="2"/>
          <table:table-cell office:value-type="float" office:value="255">
            <text:p>25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cides</text:p>
          </table:table-cell>
          <table:table-cell table:number-columns-repeated="2"/>
          <table:table-cell office:value-type="float" office:value="784">
            <text:p>78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cis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cisio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creed</text:p>
          </table:table-cell>
          <table:table-cell table:number-columns-repeated="2"/>
          <table:table-cell office:value-type="float" office:value="147">
            <text:p>14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crees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e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ed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e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ep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e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ep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ep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fect</text:p>
          </table:table-cell>
          <table:table-cell table:number-columns-repeated="2"/>
          <table:table-cell office:value-type="float" office:value="281">
            <text:p>28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fecti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fens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ficienc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fil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filement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finit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finite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fini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grad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gre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gre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la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layed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lay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lays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liberatel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liberatio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ligh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ligh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light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liv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liveranc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liverance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live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liver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lud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mand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mand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mands--noth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monstration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ni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nied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n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par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parted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pe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pendenc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penden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pends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pt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pth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riv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riv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scen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scende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scending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scend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sc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ser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served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sign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sire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sir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sir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spai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spitefully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stini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stin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stroy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termin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termined</text:p>
          </table:table-cell>
          <table:table-cell table:number-columns-repeated="2"/>
          <table:table-cell office:value-type="float" office:value="133">
            <text:p>13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termin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velop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velope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velopmen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vi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vils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vised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vo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voting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evo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alog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d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ed</text:p>
          </table:table-cell>
          <table:table-cell table:number-columns-repeated="2"/>
          <table:table-cell office:value-type="float" office:value="639">
            <text:p>63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fferenc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ffer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fficul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fficulties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fficul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gnity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lemm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lig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rec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rect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rec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rect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rects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appoint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appointmen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ce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cerned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cipl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ciples</text:p>
          </table:table-cell>
          <table:table-cell table:number-columns-repeated="2"/>
          <table:table-cell office:value-type="float" office:value="232">
            <text:p>23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cipleshi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courage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courag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co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cove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cove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covery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crepanc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cussed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eas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eases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obedie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pensati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pens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pensed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pens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pos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posi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positio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solved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ta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ta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tinc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tinction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tinction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tinctively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tinctl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tress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tributio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tric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strus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vers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ver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vid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vid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vine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vine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ivin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--desire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.'--Joh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ctri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ctrin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cum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eth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ing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ings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mini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n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o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rmant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s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th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uble</text:p>
          </table:table-cell>
          <table:table-cell table:number-columns-repeated="2"/>
          <table:table-cell office:value-type="float" office:value="125">
            <text:p>12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ub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ub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ubt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ubtl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wnright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wnwa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ownward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raw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ra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raw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ri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ried-up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rink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rinking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rops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u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ullest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umb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uring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uties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ut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wel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welling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well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wel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dy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ach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ar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arli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arly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arnest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arnest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arnest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ar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arth</text:p>
          </table:table-cell>
          <table:table-cell table:number-columns-repeated="7"/>
        </table:table-row>
        <table:table-row table:style-name="ro1">
          <table:table-cell office:value-type="string">
            <text:p>earthly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arthwar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ase</text:p>
          </table:table-cell>
          <table:table-cell table:number-columns-repeated="2"/>
          <table:table-cell office:value-type="float" office:value="328">
            <text:p>32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asier</text:p>
          </table:table-cell>
          <table:table-cell table:number-columns-repeated="7"/>
        </table:table-row>
        <table:table-row table:style-name="ro1">
          <table:table-cell office:value-type="string">
            <text:p>easiest</text:p>
          </table:table-cell>
          <table:table-cell table:number-columns-repeated="7"/>
        </table:table-row>
        <table:table-row table:style-name="ro1">
          <table:table-cell office:value-type="string">
            <text:p>easily</text:p>
          </table:table-cell>
          <table:table-cell table:number-columns-repeated="7"/>
        </table:table-row>
        <table:table-row table:style-name="ro1">
          <table:table-cell office:value-type="string">
            <text:p>easy</text:p>
          </table:table-cell>
          <table:table-cell table:number-columns-repeated="7"/>
        </table:table-row>
        <table:table-row table:style-name="ro1">
          <table:table-cell office:value-type="string">
            <text:p>eat</text:p>
          </table:table-cell>
          <table:table-cell table:number-columns-repeated="7"/>
        </table:table-row>
        <table:table-row table:style-name="ro1">
          <table:table-cell office:value-type="string">
            <text:p>eating</text:p>
          </table:table-cell>
          <table:table-cell table:number-columns-repeated="7"/>
        </table:table-row>
        <table:table-row table:style-name="ro1">
          <table:table-cell office:value-type="string">
            <text:p>echo</text:p>
          </table:table-cell>
          <table:table-cell table:number-columns-repeated="7"/>
        </table:table-row>
        <table:table-row table:style-name="ro1">
          <table:table-cell office:value-type="string">
            <text:p>econom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dg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dg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dification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duca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duc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ducation--t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ffect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ffect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ffectual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ffectual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fficaciou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fficac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fficie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ffor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ffor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igh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ighte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ighty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ith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lapse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lec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lecting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leme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leva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leva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ls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mble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mbodi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mbodies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mbodim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mbrac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mbrac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mbrac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motio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motions--ho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mpir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mpower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mptiness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abl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abl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abl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courage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courag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couragem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d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dless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dowe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du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dured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emi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em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emy'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erg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feebl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force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gag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gag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jo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joi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jo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joyment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joyment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joy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larg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largement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large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larging</text:p>
          </table:table-cell>
          <table:table-cell table:number-columns-repeated="7"/>
        </table:table-row>
        <table:table-row table:style-name="ro1">
          <table:table-cell office:value-type="string">
            <text:p>enlighten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ough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rol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sampl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tangling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t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tere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terin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te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thusiasm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tir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tirely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trance</text:p>
          </table:table-cell>
          <table:table-cell table:number-columns-repeated="2"/>
          <table:table-cell office:value-type="float" office:value="295">
            <text:p>29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trea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trea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tru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ntrusted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pileptic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poc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qu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quall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quival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r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r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rroneou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rr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scap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specia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special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ssence</text:p>
          </table:table-cell>
          <table:table-cell table:number-columns-repeated="2"/>
          <table:table-cell office:value-type="float" office:value="175">
            <text:p>17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ssenti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stablish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stablished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stablishme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stee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strangement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tern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ternal,^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ternit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angelica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n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-acti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-ascend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-bless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-grow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-increas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-living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-lov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-pray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-prese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last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mo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y-pray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yon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yth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erywhere</text:p>
          </table:table-cell>
          <table:table-cell table:number-columns-repeated="2"/>
          <table:table-cell office:value-type="float" office:value="772">
            <text:p>77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ide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ide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vi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ac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act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alt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altation-glo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altation-pow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al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amination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amined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ampl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ceed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ceedingly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cell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cep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citeme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cuse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cusing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ecutio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ecut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erci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ercis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ercise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er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haus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hibi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hortation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is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istenc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ist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is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ec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ectant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ect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ecte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ecting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ect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edien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e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ens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erie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erienced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erienc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erimentally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i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ir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la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l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lains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lana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lici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os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osi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ound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ounded</text:p>
          </table:table-cell>
          <table:table-cell table:number-columns-repeated="2"/>
          <table:table-cell office:value-type="float" office:value="186">
            <text:p>18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r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ress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resses</text:p>
          </table:table-cell>
          <table:table-cell table:number-columns-repeated="2"/>
          <table:table-cell office:value-type="float" office:value="355">
            <text:p>35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ress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ression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press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tent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ternal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trac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traordinarily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xtrem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ye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eye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c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c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ct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culty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d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l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l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l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lu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n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n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t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th'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th--er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th-lif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th.^1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thfu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thful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ithfulnes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l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ll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llin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ll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mili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mi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min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ncie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r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rth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s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sting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sting'--Mat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th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ther's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therl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therlik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the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thom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ul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avou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a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ared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ar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asts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eb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eble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ebles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ed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el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el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eling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els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e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ll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llo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llow-Christia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llow-Christians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llow-believe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llow-discip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llow-disciples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llow-me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llow-partaker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llow-worke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llowm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llowshi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l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rv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rvou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e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el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eld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f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ft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g-tre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gh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gur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l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lle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ll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ll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nal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nall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n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ndeth</text:p>
          </table:table-cell>
          <table:table-cell table:number-columns-repeated="2"/>
          <table:table-cell office:value-type="float" office:value="157">
            <text:p>15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nd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nd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nis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nish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re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r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rmly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rs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rst-begott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s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t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t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t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ixe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l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le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lesh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lesh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lock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low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low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lu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il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l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llow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llowed</text:p>
          </table:table-cell>
          <table:table-cell table:number-columns-repeated="2"/>
          <table:table-cell office:value-type="float" office:value="118">
            <text:p>1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llow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llowers</text:p>
          </table:table-cell>
          <table:table-cell table:number-columns-repeated="7"/>
        </table:table-row>
        <table:table-row table:style-name="ro1">
          <table:table-cell office:value-type="string">
            <text:p>follow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llows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ll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od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olis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o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--O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bear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bi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bidd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ced</text:p>
          </table:table-cell>
          <table:table-cell table:number-columns-repeated="2"/>
          <table:table-cell office:value-type="float" office:value="184">
            <text:p>18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egrou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eig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eordaine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eordaining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erunner</text:p>
          </table:table-cell>
          <table:table-cell table:number-columns-repeated="2"/>
          <table:table-cell office:value-type="float" office:value="368">
            <text:p>36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eseeing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eseen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etast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ever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gav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get</text:p>
          </table:table-cell>
          <table:table-cell table:number-columns-repeated="2"/>
          <table:table-cell office:value-type="float" office:value="165">
            <text:p>16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ge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getting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gi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giv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given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giv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give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giv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gotte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m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mal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m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m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mer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mless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mul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sak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sak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sak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th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th-putting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war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rward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und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und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und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unta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u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ourth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am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am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amework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e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eed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eedom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eely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eewill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equent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equently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es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eshnes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ie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iendlin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iend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iendship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uit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uit-bear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uitful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uitfulness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uitles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rustra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ulfi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ulfilled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ulfill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ulfilment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ulfil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ull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ulle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ullest</text:p>
          </table:table-cell>
          <table:table-cell table:number-columns-repeated="7"/>
        </table:table-row>
        <table:table-row table:style-name="ro1">
          <table:table-cell office:value-type="string">
            <text:p>fully</text:p>
          </table:table-cell>
          <table:table-cell table:number-columns-repeated="7"/>
        </table:table-row>
        <table:table-row table:style-name="ro1">
          <table:table-cell office:value-type="string">
            <text:p>fulnes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undamenta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urnis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urnish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urth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futur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a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ain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ained,--ev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ai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ame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arments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a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ates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ath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ather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ather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av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avest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az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enera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eneral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enera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ent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entlenes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e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et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etting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if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if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ifts--th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i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iv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iv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iv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iving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lad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limp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lorifi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lorifi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lorify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lorify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lorious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lorious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lo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lory--Hi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dliness</text:p>
          </table:table-cell>
          <table:table-cell table:number-columns-repeated="2"/>
          <table:table-cell office:value-type="float" office:value="525">
            <text:p>52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d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d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eth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ing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l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ld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n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o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odl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spel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overnme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ac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aciousl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adu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ai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ant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an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anting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ants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asp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atify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atify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ea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eat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eat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eat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eat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ievous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oane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oaning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oun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ound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o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owe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ow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ow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own-u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ows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rowth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uar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ues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ues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uida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uid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uide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uil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guilt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bi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l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lf-hear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lf-ri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llo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llowed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lve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nd</text:p>
          </table:table-cell>
          <table:table-cell table:number-columns-repeated="2"/>
          <table:table-cell office:value-type="float" office:value="2712">
            <text:p>27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nd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ppen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ppi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rd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rd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rdest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rdly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rm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rmoniz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rmon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rves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rvest.'--Mat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st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sten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sten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st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sty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t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v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av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d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l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l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lth</text:p>
          </table:table-cell>
          <table:table-cell table:number-columns-repeated="2"/>
          <table:table-cell office:value-type="float" office:value="316">
            <text:p>3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ping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dest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ers</text:p>
          </table:table-cell>
          <table:table-cell table:number-columns-repeated="2"/>
          <table:table-cell office:value-type="float" office:value="239">
            <text:p>23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eth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ing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ke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s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t--th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t-searching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til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ts.--Juk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r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then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thend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v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ven-lik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ven.'--Mat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venl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ven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avenward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i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l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lp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lp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lpers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lpe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lpfulness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lp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lpl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lps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ncefor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r</text:p>
          </table:table-cell>
          <table:table-cell table:number-columns-repeated="7"/>
        </table:table-row>
        <table:table-row table:style-name="ro1">
          <table:table-cell office:value-type="string">
            <text:p>her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re,--Jesu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reb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re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ritag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erself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d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dde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de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g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gh-priestl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gher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ghes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ghl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ll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ll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m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msel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nd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nde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nders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ndrance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ndranc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nt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s</text:p>
          </table:table-cell>
          <table:table-cell table:number-columns-repeated="2"/>
          <table:table-cell office:value-type="float" office:value="561">
            <text:p>56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story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itherto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l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lds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li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lies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li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mag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m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m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nes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nestl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nour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nour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nour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nou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p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peless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pelessly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pes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st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u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ur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u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u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wbeit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owever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tml3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ttp://www.ccel.or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uma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uman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umbl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umbl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umb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umiliation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umil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und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undred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unge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ungr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untin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urr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usba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usbandma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usbandr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hymnolog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.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dentical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dentified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dentit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d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f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gnoranc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gnoran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i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ii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llustrat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llustr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llustration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ag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age-bear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agin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bedd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media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mediate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mediatenes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mutability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ar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art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erfec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lici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licitl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li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lie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lor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or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ortanc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orta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ortuna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ortun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ossibility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ossible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otenc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ot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r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ress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ression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ri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uls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mpur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abilit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asmuc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alculab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apacit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arna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arn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en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ipi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lin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lud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ludes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lud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ome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om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onceivab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rea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rea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reas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creasingly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de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definit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dependenc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depend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dicat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dispensab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dividu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dividuals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dwell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evitab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fidel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fini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finitely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flowing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flue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fluence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fluenc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fu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gather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habitants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habit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ha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hal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heri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heritanc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heri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herits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iqu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itia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junc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ju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justi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mos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ner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quired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qui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crib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eparab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igh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ist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pector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pir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pi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pi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pir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ta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tance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ta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te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tinctiv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tinctive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truc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truc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tructio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tructiv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trument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trumental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strumentalit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grity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llig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lligentl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lligib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nd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ns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nse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ns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nt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rced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rcess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rcession-lif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rcession.'--Heb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rcession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rcess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rcesso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rcessor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rchang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rcours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res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rest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rmiss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rpo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erpre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imat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o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rodu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troduce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vigoratio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visibl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vit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vit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vocatio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vok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nvolve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r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rresistibl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rrevocab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ssue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t--tha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t--you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t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tsel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v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i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o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oine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ournal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ourne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o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oyful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oyful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oyou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oy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udg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udg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udg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udg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udgm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ust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justific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eep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eepeth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eep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eep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ep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e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ey-no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eyno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ey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i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indn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ing-lik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ingdom</text:p>
          </table:table-cell>
          <table:table-cell table:number-columns-repeated="2"/>
          <table:table-cell office:value-type="float" office:value="297">
            <text:p>29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ing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ing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nee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new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nock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nocketh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nock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no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nowes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nowet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now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nowledg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now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know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bour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bour-supply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bour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bour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boure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bou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ck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d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id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nguag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nte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rg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rgely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rger</text:p>
          </table:table-cell>
          <table:table-cell table:number-columns-repeated="2"/>
          <table:table-cell office:value-type="float" office:value="276">
            <text:p>27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stly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te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te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tter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w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wful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ws</text:p>
          </table:table-cell>
          <table:table-cell table:number-columns-repeated="2"/>
          <table:table-cell office:value-type="float" office:value="705">
            <text:p>70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y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yet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y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ay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d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d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d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d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n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rn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rn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rne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r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rn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r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st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v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av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d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f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gac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ga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g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gitima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ngt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ss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sson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sso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s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t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ts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tter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tt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bert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f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f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ft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f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gh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ghten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ke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ke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ken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kewi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mi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mitations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mi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mi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mit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nk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nk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nk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ps</text:p>
          </table:table-cell>
          <table:table-cell table:number-columns-repeated="2"/>
          <table:table-cell office:value-type="float" office:value="259">
            <text:p>25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s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ste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sten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stening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ste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teral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terall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teratur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ttle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ttle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turg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ve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ved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vel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ves</text:p>
          </table:table-cell>
          <table:table-cell table:number-columns-repeated="2"/>
          <table:table-cell office:value-type="float" office:value="262">
            <text:p>26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ves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ve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iv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a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av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calho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dg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dg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gic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ng-suffer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ng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nge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ng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ng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ok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ok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oking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oks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o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ses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seth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s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st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v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v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vest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ve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v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w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w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oyalt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xi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lxvi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d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dest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gne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gnifi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gnif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inta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intain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intain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intai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intena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k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k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kest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ke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k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n'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nagem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nif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nifestation</text:p>
          </table:table-cell>
          <table:table-cell table:number-columns-repeated="2"/>
          <table:table-cell office:value-type="float" office:value="116">
            <text:p>1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nifes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nifesting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nifest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nifol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nifold;--it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nn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nward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n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r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rk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rk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sse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st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ster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ster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tt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tter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tur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a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--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a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an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a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an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ans--Go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a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antim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asu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diation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diato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diatorshi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ditat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ditatio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ditation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ek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e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et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e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eting-plac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et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mb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mber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n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n--o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nta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n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ntion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ntion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rcha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rchant'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rcifu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rc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rcy-sea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r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rel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ri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ri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rit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ssag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ssen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ssenger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e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dnigh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ds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ght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ghti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ghties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ghtily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ght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l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ll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llion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nd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nd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ndfu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nd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niste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niste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nistr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nut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rro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s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ssio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ssionari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ssiona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ssio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stak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stak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isunderstoo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d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d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deration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ment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mentar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mentou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ne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nologu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nth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nth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reove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r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rtifi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st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stly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therless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tio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tiv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tive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uld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unta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untains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u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u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uthpie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ve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v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vem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vement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oves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uc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uch-availing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ultip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ultitud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ultitud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u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ustard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utual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yself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ysteri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mystery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me'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m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me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m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rrati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rrow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tion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tura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tural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tu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ature'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a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ar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ares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ar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arness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cessa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cessity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ed-b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ed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edeth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edeth.'--Luk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edfu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ed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edles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ed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ed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glec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glec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glec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ighbou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ighbour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ith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ver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ver-ceasing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ver-exhaust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ver-fail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w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wly-converted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w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ex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ig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igh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i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inete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ineteen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bl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t.'--Luk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t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th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tic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tio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twithstand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owhere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umb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numberl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edienc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edien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e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ey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ey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ey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jec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ject--th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jectio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jectiv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jec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serv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stac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ta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tained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tai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btai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ccasion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ccup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ccupi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ccupi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ccup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ccupy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ccu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ccur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f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ffen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ffend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ffer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ffe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ffer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ffe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ffic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f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ft-quo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ft-repea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ft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i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intme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l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missi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ne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ne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nesel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nly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nly-begott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nwa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p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pen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pened,'--Mat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pe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penly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pen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peratio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peratio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pin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pportun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pposi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racl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rdain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rd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rde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rdinanc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rdinari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rdina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rga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rganizatio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rigin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rigina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rpha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rphans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th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ther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therwis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ugh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u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ur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urselv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u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utcom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utflow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utflowing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utpour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utse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utsid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utwa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vercom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vercom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vershadow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vershadow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verwhelm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we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wes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w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w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own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i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infu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pe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abl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abl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agrap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d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don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do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en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en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tak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take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ticipa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ticipatio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ticula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ticularl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tly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tner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tnership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r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ssag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ssages</text:p>
          </table:table-cell>
          <table:table-cell table:number-columns-repeated="2"/>
          <table:table-cell office:value-type="float" office:value="181">
            <text:p>18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ss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s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sset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ss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ss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ssio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sto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sto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th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th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thwa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tie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tient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tient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tte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ay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ac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acefu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culiariti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nit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op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cep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fec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fected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fect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fect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fec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fect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form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hap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iod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is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ish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ishing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man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mi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mit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secu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severa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severe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seve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sever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severe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sever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severingl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sist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son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son'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sonall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sons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rtai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ti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etition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hilanthrop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hysicia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ick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ictur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iec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iec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ierc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ilgrim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iou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ipe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itiet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itifu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ity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ac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ace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acing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a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ainl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an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an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e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ead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eade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ead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eading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eading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eads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eas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eas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eas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easu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edg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enteou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loughma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i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int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inting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intl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int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lic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nd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nde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or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orhou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rti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rtrait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si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sition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siti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sitive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ss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ssess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ssessing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ssess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ssibiliti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ssibil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ssib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ssible,--th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ssibly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und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u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ured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ur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ver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wer--of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wer--th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werfu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ower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p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ctica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ctically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ctice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cti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ctis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ctis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i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is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is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--I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.'--Luke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,--is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,--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--as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--none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--tha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--th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--t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-answe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-experiences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-fuln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-leg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-lesson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-lif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-meet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-pow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-promi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-promi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-un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-worl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fu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ful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fulnes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l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r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ays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ac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acher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ced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ceded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ced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ced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cept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cious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f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fere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ferre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mi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paration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parato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pa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pared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pare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par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rogativ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se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sence--Hi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sent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sented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sent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serv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serve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ss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sumpti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te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vai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vail.^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vail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vail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vailing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vail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val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viou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eviously</text:p>
          </table:table-cell>
          <table:table-cell table:number-columns-repeated="2"/>
          <table:table-cell office:value-type="float" office:value="233">
            <text:p>23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es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esthood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est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es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ests--noth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nc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nc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ncipal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ncipl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ncipl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vat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vileg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vileg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iz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babl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bably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blem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ceed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ceeds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c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claim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fan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fesses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fi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fitab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gr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gressiv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mine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mis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mise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mis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mi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mises--i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mis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mo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mpt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o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of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perly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per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phe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phe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por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po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po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priet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spect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spe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u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v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ved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v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vid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vided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videnc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vid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vid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vinc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vin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rovis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ublic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upi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upil'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upil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urchas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urchased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urcha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urifi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urif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ur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urpo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urpose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u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u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putt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qualific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qualify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ques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questioning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questio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quic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quicken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quickening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quicke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quie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quietl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quo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quo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a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aise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ais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ank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are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ather</text:p>
          </table:table-cell>
          <table:table-cell table:number-columns-repeated="2"/>
          <table:table-cell office:value-type="float" office:value="303">
            <text:p>30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atifi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-ac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c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ch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ch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ch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d--m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der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der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dines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d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liti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lit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liz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liz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lizes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l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p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pers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ping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so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sonabl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so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sonings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aso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belliou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alled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eiv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eiv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eiv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eivet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eiving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eiving--th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ep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eptivity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ko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ogni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ognis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ogni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ompen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ompens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oncil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onciled?--the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onciliation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onciling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o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corde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deemed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demption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demption--Chri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dres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f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ferenc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fer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fe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flec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fl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fra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fresh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fresh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freshment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fug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fusa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fu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fus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fu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gain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ga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gard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garded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garding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gards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generation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generation--th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g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gular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gul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ign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joi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joic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joic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joicing</text:p>
          </table:table-cell>
          <table:table-cell table:number-columns-repeated="2"/>
          <table:table-cell office:value-type="float" office:value="192">
            <text:p>19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l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latio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lationshi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lativ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lie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ligion</text:p>
          </table:table-cell>
          <table:table-cell table:number-columns-repeated="2"/>
          <table:table-cell office:value-type="float" office:value="312">
            <text:p>3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ligious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lucta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ma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main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mai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main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markabl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markably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mark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med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member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memberes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membrancer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min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mind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mo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mov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nder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nder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ne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new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new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new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news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nte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pea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peat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peated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peating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peat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peti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petitio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pres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presentati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present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presen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produ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produc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proo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prov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puls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ques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quest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qui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qui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quir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cu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ign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ista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oluti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olve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olv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pec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po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pon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ponsibilit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tful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tor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tor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to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trai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ul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ul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urrec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urrection-lif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surrection-power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ta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tir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turn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tur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vea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vealed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veales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vealing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veal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vel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verenc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ver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verentia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verent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vers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versing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view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war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ward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warder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ward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eward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c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ch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ch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chly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gh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ghteou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ghteousnes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ghtfu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ghtful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ght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gh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p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p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pen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peness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s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is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obb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oc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oom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oo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ooted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oots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ou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oy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ul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ul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uler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ule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uling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un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runne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cr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crifi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crific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crificia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crific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d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f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fegua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i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in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i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k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k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la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lvation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m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nctificati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nctifi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nctifi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nctif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nctuar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tisfac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tisfied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tisfie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tisf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v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v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v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w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yes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ying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ay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arce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attered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en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ept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hem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holar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hola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hoo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hoolmast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hoolroom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hool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ie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rBook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rC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rV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riptur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ripture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crutin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al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arc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arch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arch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arch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aso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aso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a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co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crec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cre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cre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cu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cur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cur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cur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ed-cor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ed-wor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ed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eing</text:p>
          </table:table-cell>
          <table:table-cell table:number-columns-repeated="2"/>
          <table:table-cell office:value-type="float" office:value="108">
            <text:p>10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ek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eke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eking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eks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em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es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es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et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iz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ld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l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lf-denial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lf-determin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lf-examin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lf-glorifying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lf-interest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lf-sacrifice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lf-sacrific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lf-scrutin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lf-seeking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lf-stand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lf-trust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lf-will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lfis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lfish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nd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nd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n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nse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ntence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ntim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para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parat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paratel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par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rmon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rp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rva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rvan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rv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rv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rvic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ttin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ttl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ttlem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ven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ever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ado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ak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ak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al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allow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am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a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ar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ar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arp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e</text:p>
          </table:table-cell>
          <table:table-cell table:number-columns-repeated="2"/>
          <table:table-cell office:value-type="float" office:value="102">
            <text:p>10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ed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ed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ee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ephe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iel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in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in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or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ortcomings</text:p>
          </table:table-cell>
          <table:table-cell table:number-columns-repeated="2"/>
          <table:table-cell office:value-type="float" office:value="1421">
            <text:p>142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ortly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ould</text:p>
          </table:table-cell>
          <table:table-cell table:number-columns-repeated="2"/>
          <table:table-cell office:value-type="float" office:value="309">
            <text:p>30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ouldest</text:p>
          </table:table-cell>
          <table:table-cell table:number-columns-repeated="2"/>
          <table:table-cell office:value-type="float" office:value="4803">
            <text:p>480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o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owed</text:p>
          </table:table-cell>
          <table:table-cell table:number-columns-repeated="2"/>
          <table:table-cell office:value-type="float" office:value="139">
            <text:p>13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owest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ow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ow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rink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uddered</text:p>
          </table:table-cell>
          <table:table-cell table:number-columns-repeated="2"/>
          <table:table-cell office:value-type="float" office:value="155">
            <text:p>15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u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ut--shu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huts</text:p>
          </table:table-cell>
          <table:table-cell table:number-columns-repeated="2"/>
          <table:table-cell office:value-type="float" office:value="223">
            <text:p>22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c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ck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d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des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ght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ght--God'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g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gn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gnificance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gnify</text:p>
          </table:table-cell>
          <table:table-cell table:number-columns-repeated="2"/>
          <table:table-cell office:value-type="float" office:value="172">
            <text:p>17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le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mp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mple-mind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mples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mplicit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mp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nce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nce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ncerit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nful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ngle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nk</text:p>
          </table:table-cell>
          <table:table-cell table:number-columns-repeated="2"/>
          <table:table-cell office:value-type="float" office:value="174">
            <text:p>17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nk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nner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nner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nning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n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r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st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x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xfol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ixth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kir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lav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leep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li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lo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lothfu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low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low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luggard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mall</text:p>
          </table:table-cell>
          <table:table-cell table:number-columns-repeated="2"/>
          <table:table-cell office:value-type="float" office:value="440">
            <text:p>44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mall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mi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cie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il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ldi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ldiers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lemn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lemnl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li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litary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lution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lv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m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meth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metim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mewha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mewher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ng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n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nship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o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on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rrow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r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rt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r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ugh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ul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ul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uls,--le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u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urce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urc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vereig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vereign'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vereign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ow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ace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ak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are</text:p>
          </table:table-cell>
          <table:table-cell table:number-columns-repeated="2"/>
          <table:table-cell office:value-type="float" office:value="242">
            <text:p>24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ared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eak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eak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eaks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eci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ecially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eculation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eedi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eedily.'--Luk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e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end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end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ent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here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iri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irit--burning</text:p>
          </table:table-cell>
          <table:table-cell table:number-columns-repeated="2"/>
          <table:table-cell office:value-type="float" office:value="2712">
            <text:p>27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irit-dispens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irit-worl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iri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iritua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iritually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ok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ok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ontaneou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o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rin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rinkl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prinkl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ag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ag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ammer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ammerings</text:p>
          </table:table-cell>
          <table:table-cell table:number-columns-repeated="2"/>
          <table:table-cell office:value-type="float" office:value="102">
            <text:p>10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amp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a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andar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and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and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arting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arting-poi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artle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at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atem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atement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atu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ay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ea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eadi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ead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edfas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em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ep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ep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erl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eward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ewardshi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il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imulu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i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ir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irr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i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on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oo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or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orehou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or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ai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ang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anger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eam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eam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eam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eng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ength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engthen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engthe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engthe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ik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ik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iv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on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ong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onges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ong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ugg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ruggl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ubbo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ude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udi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udie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ud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tudying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bdue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bjec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bjec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bjectiv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bjec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bmissi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bmi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bmittal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bordinate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bsist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bstanc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bstantia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bstitut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cce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cceed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cces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ccessful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ch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dde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e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ffe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ffe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ffer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ffe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ffi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fficient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fficiently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gges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gges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ggest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i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m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nligh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nshi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perfici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perscrip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perscription?--Mat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pplia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ppliant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pplica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pplicated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pplicat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pplic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pplicatio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ppli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ppli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pp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ppor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ppo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ppos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premac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rel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r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ret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rpas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rpris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rpris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rpris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rrend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rrende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rrender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rrounding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rrounding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sceptibil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sceptib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spicio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ustai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wa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weet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wif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wo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ymbo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ymbols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ympath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yste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systematical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abernacl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ak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ak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ak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ak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alk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arri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arr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arry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aste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augh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ac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achab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achablen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ach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ache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ach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ache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ach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ar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l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ll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lls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mper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mperanc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mp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mporal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mporar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mpta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mptation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mp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mp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ndenc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nd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nder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nder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nder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n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rribl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rrib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rritor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s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stifi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stif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stimon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ex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a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an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ank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ank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anks.--I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anksgiv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a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e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e'--Mat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e?'--Mark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i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irs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m.'--Mar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m.--Mat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mselv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nc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ologica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olog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re--i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reby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refore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se--th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e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ng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n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nk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nk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rs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rst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rt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is--thi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os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ou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oug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ough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oughtfu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oughtfulnes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oughtles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ough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ousa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ousand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re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reefol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rice-repeat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ri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r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roug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rough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roughou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row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rows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u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h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iding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il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im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im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imid</text:p>
          </table:table-cell>
          <table:table-cell table:number-columns-repeated="2"/>
          <table:table-cell office:value-type="float" office:value="139">
            <text:p>13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--fruit-bear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day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geth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k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ken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l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lerat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morrow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ngu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o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uch</text:p>
          </table:table-cell>
          <table:table-cell table:number-columns-repeated="2"/>
          <table:table-cell office:value-type="float" office:value="730">
            <text:p>73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uch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uch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wa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ward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w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own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ac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ai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ain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ai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aining-school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ai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ait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ansac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ansac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anscend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ansfer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ansition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anspare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avail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availe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easu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easure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easur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e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embl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espas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espasses.'--Mar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ial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ial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ib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ib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ibu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i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iumph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iumphant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iumphantl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iumph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oops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oubl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oubled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u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u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u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us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usted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ustfu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ust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us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uth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uth--w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uth.'--Joh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uth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r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un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ur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ur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a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ent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i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o-edg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wofold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ty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ltimatel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answer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authoriz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avail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belief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believing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bless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cared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ceasing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ceasing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certaint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childlik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circumcised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clea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conditiona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conditional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d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derstan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derstanding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derstand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derstood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dertake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dertaken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dertak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dertak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dert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derw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disturb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divid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d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doubted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doubting</text:p>
          </table:table-cell>
          <table:table-cell table:number-columns-repeated="2"/>
          <table:table-cell office:value-type="float" office:value="284">
            <text:p>28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expect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faithfu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faithful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fathomab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favourab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fi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fit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fol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friendlines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inspi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interrupt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ison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it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ited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ited,--th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ites</text:p>
          </table:table-cell>
          <table:table-cell table:number-columns-repeated="2"/>
          <table:table-cell office:value-type="float" office:value="697">
            <text:p>69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iting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it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ivers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iversal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ivers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just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know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known--pray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l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limit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loveabl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lov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mea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mercifu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natur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notic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provid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reasonable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reserved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righteou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se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speakab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speakabl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til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t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utterabl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veil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wavering</text:p>
          </table:table-cell>
          <table:table-cell table:number-columns-repeated="2"/>
          <table:table-cell office:value-type="float" office:value="402">
            <text:p>40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will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worthines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nworth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p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pon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ppermo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prigh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prightness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pward</text:p>
          </table:table-cell>
          <table:table-cell table:number-columns-repeated="2"/>
          <table:table-cell office:value-type="float" office:value="138">
            <text:p>13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pward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rg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rgenc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rgen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rges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rg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s--a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s;--it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s;--le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se</text:p>
          </table:table-cell>
          <table:table-cell table:number-columns-repeated="2"/>
          <table:table-cell office:value-type="float" office:value="359">
            <text:p>35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s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ses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sin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surp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tmos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tter</text:p>
          </table:table-cell>
          <table:table-cell table:number-columns-repeated="2"/>
          <table:table-cell office:value-type="float" office:value="260">
            <text:p>26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tteran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tterances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tter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tter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uttermost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ague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a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ainl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aluable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alu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anish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arianc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ariet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ehicle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ei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eil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entu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er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erb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eril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er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ers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e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essel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i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iceroy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ictorie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ictory</text:p>
          </table:table-cell>
          <table:table-cell table:number-columns-repeated="2"/>
          <table:table-cell office:value-type="float" office:value="665">
            <text:p>66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ie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iew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ii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indicat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i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ineya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irt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isib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is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isit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isit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isit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isitor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ita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oc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oi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olum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olum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oluntar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von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i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itet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iting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it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ke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ken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kens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lk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lking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lk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ll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nder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ndering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nt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n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nting</text:p>
          </table:table-cell>
          <table:table-cell table:number-columns-repeated="2"/>
          <table:table-cell office:value-type="float" office:value="583">
            <text:p>58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n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rfar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r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rmt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rn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rn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rra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sh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tc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tch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tchful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tch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tchmen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tchwo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tchword--Al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t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ter-pipe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vering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ay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a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ake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akening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aker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akn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aknesses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a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ar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ek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ek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ig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igh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ighs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number-columns-repeated="2"/>
          <table:table-cell office:value-type="float" office:value="149">
            <text:p>14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lfa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l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ll-pleas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nt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r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er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a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atever</text:p>
          </table:table-cell>
          <table:table-cell table:number-columns-repeated="2"/>
          <table:table-cell office:value-type="float" office:value="181">
            <text:p>18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atsoe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atso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enc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ensoev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ere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erever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erewi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eth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ic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i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il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it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oev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ole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ole-heart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olenes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ol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om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o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osoev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h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cked</text:p>
          </table:table-cell>
          <table:table-cell table:number-columns-repeated="2"/>
          <table:table-cell office:value-type="float" office:value="161">
            <text:p>16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d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de--wh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d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dow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el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eld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f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ldern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l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ll--crucifi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ll.^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lleth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ll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llingn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ll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lt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lt.'--Mar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n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sdo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s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s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she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sh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shing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t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th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thdraw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thdrawn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thdraw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thhel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thhol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thholding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thhold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thin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thou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t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itnes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ma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nd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nder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nderful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nderfully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nders</text:p>
          </table:table-cell>
          <table:table-cell table:number-columns-repeated="2"/>
          <table:table-cell office:value-type="float" office:value="163">
            <text:p>16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ndrou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d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ds,--wh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k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kers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k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king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k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ld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ld,--such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ld--i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ld.'--SAPHI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ldlines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shi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shipper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shippers</text:p>
          </table:table-cell>
          <table:table-cell table:number-columns-repeated="2"/>
          <table:table-cell office:value-type="float" office:value="188">
            <text:p>18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s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th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thi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rth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uld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uld--ma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uldest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ulds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ound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ra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restlers</text:p>
          </table:table-cell>
          <table:table-cell table:number-columns-repeated="7"/>
        </table:table-row>
        <table:table-row table:style-name="ro1">
          <table:table-cell office:value-type="string">
            <text:p>wretch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rit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rites</text:p>
          </table:table-cell>
          <table:table-cell table:number-columns-repeated="7"/>
        </table:table-row>
        <table:table-row table:style-name="ro1">
          <table:table-cell office:value-type="string">
            <text:p>writ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writings</text:p>
          </table:table-cell>
          <table:table-cell table:number-columns-repeated="7"/>
        </table:table-row>
        <table:table-row table:style-name="ro1">
          <table:table-cell office:value-type="string">
            <text:p>written</text:p>
          </table:table-cell>
          <table:table-cell table:number-columns-repeated="7"/>
        </table:table-row>
        <table:table-row table:style-name="ro1">
          <table:table-cell office:value-type="string">
            <text:p>wrong</text:p>
          </table:table-cell>
          <table:table-cell table:number-columns-repeated="7"/>
        </table:table-row>
        <table:table-row table:style-name="ro1">
          <table:table-cell office:value-type="string">
            <text:p>wrote</text:p>
          </table:table-cell>
          <table:table-cell table:number-columns-repeated="7"/>
        </table:table-row>
        <table:table-row table:style-name="ro1">
          <table:table-cell office:value-type="string">
            <text:p>wrough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xi</text:p>
          </table:table-cell>
          <table:table-cell table:number-columns-repeated="7"/>
        </table:table-row>
        <table:table-row table:style-name="ro1">
          <table:table-cell office:value-type="string">
            <text:p>xii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xiii</text:p>
          </table:table-cell>
          <table:table-cell table:number-columns-repeated="7"/>
        </table:table-row>
        <table:table-row table:style-name="ro1">
          <table:table-cell office:value-type="string">
            <text:p>xiv</text:p>
          </table:table-cell>
          <table:table-cell table:number-columns-repeated="7"/>
        </table:table-row>
        <table:table-row table:style-name="ro1">
          <table:table-cell office:value-type="string">
            <text:p>xv</text:p>
          </table:table-cell>
          <table:table-cell table:number-columns-repeated="7"/>
        </table:table-row>
        <table:table-row table:style-name="ro1">
          <table:table-cell office:value-type="string">
            <text:p>xvi</text:p>
          </table:table-cell>
          <table:table-cell table:number-columns-repeated="7"/>
        </table:table-row>
        <table:table-row table:style-name="ro1">
          <table:table-cell office:value-type="string">
            <text:p>xvii</text:p>
          </table:table-cell>
          <table:table-cell table:number-columns-repeated="7"/>
        </table:table-row>
        <table:table-row table:style-name="ro1">
          <table:table-cell office:value-type="string">
            <text:p>xviii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xxi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xxii</text:p>
          </table:table-cell>
          <table:table-cell table:number-columns-repeated="7"/>
        </table:table-row>
        <table:table-row table:style-name="ro1">
          <table:table-cell office:value-type="string">
            <text:p>xxix</text:p>
          </table:table-cell>
          <table:table-cell table:number-columns-repeated="7"/>
        </table:table-row>
        <table:table-row table:style-name="ro1">
          <table:table-cell office:value-type="string">
            <text:p>xxvi</text:p>
          </table:table-cell>
          <table:table-cell table:number-columns-repeated="7"/>
        </table:table-row>
        <table:table-row table:style-name="ro1">
          <table:table-cell office:value-type="string">
            <text:p>xxviii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xxxiii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xxxiv</text:p>
          </table:table-cell>
          <table:table-cell table:number-columns-repeated="7"/>
        </table:table-row>
        <table:table-row table:style-name="ro1">
          <table:table-cell office:value-type="string">
            <text:p>ye</text:p>
          </table:table-cell>
          <table:table-cell table:number-columns-repeated="7"/>
        </table:table-row>
        <table:table-row table:style-name="ro1">
          <table:table-cell office:value-type="string">
            <text:p>yea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table:number-columns-repeated="7"/>
        </table:table-row>
        <table:table-row table:style-name="ro1">
          <table:table-cell office:value-type="string">
            <text:p>yearnings</text:p>
          </table:table-cell>
          <table:table-cell table:number-columns-repeated="7"/>
        </table:table-row>
        <table:table-row table:style-name="ro1">
          <table:table-cell office:value-type="string">
            <text:p>year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yesterda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ndrew Murray - With Christ in the School of Prayer.txt</text:p>
          </table:table-cell>
          <table:table-cell table:number-columns-repeated="3"/>
        </table:table-row>
        <table:table-row table:style-name="ro1">
          <table:table-cell office:value-type="string">
            <text:p>yesterday's</text:p>
          </table:table-cell>
          <table:table-cell table:number-columns-repeated="7"/>
        </table:table-row>
        <table:table-row table:style-name="ro1">
          <table:table-cell office:value-type="string">
            <text:p>yet</text:p>
          </table:table-cell>
          <table:table-cell table:number-columns-repeated="7"/>
        </table:table-row>
        <table:table-row table:style-name="ro1">
          <table:table-cell office:value-type="string">
            <text:p>yield</text:p>
          </table:table-cell>
          <table:table-cell table:number-columns-repeated="7"/>
        </table:table-row>
        <table:table-row table:style-name="ro1">
          <table:table-cell office:value-type="string">
            <text:p>yielded</text:p>
          </table:table-cell>
          <table:table-cell table:number-columns-repeated="7"/>
        </table:table-row>
        <table:table-row table:style-name="ro1">
          <table:table-cell office:value-type="string">
            <text:p>yielding</text:p>
          </table:table-cell>
          <table:table-cell table:number-columns-repeated="7"/>
        </table:table-row>
        <table:table-row table:style-name="ro1">
          <table:table-cell office:value-type="string">
            <text:p>yields</text:p>
          </table:table-cell>
          <table:table-cell table:number-columns-repeated="7"/>
        </table:table-row>
        <table:table-row table:style-name="ro1">
          <table:table-cell office:value-type="string">
            <text:p>you</text:p>
          </table:table-cell>
          <table:table-cell table:number-columns-repeated="7"/>
        </table:table-row>
        <table:table-row table:style-name="ro1">
          <table:table-cell office:value-type="string">
            <text:p>you.'--John</text:p>
          </table:table-cell>
          <table:table-cell table:number-columns-repeated="7"/>
        </table:table-row>
        <table:table-row table:style-name="ro1">
          <table:table-cell office:value-type="string">
            <text:p>young</text:p>
          </table:table-cell>
          <table:table-cell table:number-columns-repeated="7"/>
        </table:table-row>
        <table:table-row table:style-name="ro1">
          <table:table-cell office:value-type="string">
            <text:p>your</text:p>
          </table:table-cell>
          <table:table-cell table:number-columns-repeated="7"/>
        </table:table-row>
        <table:table-row table:style-name="ro1">
          <table:table-cell office:value-type="string">
            <text:p>yours</text:p>
          </table:table-cell>
          <table:table-cell table:number-columns-repeated="7"/>
        </table:table-row>
        <table:table-row table:style-name="ro1">
          <table:table-cell office:value-type="string">
            <text:p>yourself</text:p>
          </table:table-cell>
          <table:table-cell table:number-columns-repeated="7"/>
        </table:table-row>
        <table:table-row table:style-name="ro1">
          <table:table-cell office:value-type="string">
            <text:p>yourselves</text:p>
          </table:table-cell>
          <table:table-cell table:number-columns-repeated="7"/>
        </table:table-row>
        <table:table-row table:style-name="ro1">
          <table:table-cell office:value-type="string">
            <text:p>zeal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H46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3">00/00/0000</text:date>, <text:time style:data-style-name="N2" text:time-value="0000-00-00T17:01:1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ornelsen</meta:initial-creator>
    <meta:creation-date>2013-02-23T16:15:47</meta:creation-date>
    <dc:date>2013-02-23T18:21:08</dc:date>
    <dc:creator>Jim Kornelsen</dc:creator>
    <meta:editing-duration>PT17M17S</meta:editing-duration>
    <meta:editing-cycles>4</meta:editing-cycles>
    <meta:generator>LibreOffice/3.6$Linux_x86 LibreOffice_project/360m1$Build-102</meta:generator>
    <meta:document-statistic meta:table-count="1" meta:cell-count="14047" meta:object-count="0"/>
  </office:meta>
</office:document-meta>
</file>